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84">
            <text:p>WK-784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3430.0">
            <text:p>3430.0</text:p>
          </table:table-cell>
          <table:table-cell office:value-type="float" office:value="72.0">
            <text:p>72.0</text:p>
          </table:table-cell>
          <table:table-cell office:value-type="string" office:value="Katelysia, Anapella">
            <text:p>Katelysia, Anapell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CS-545">
            <text:p>CS-545</text:p>
          </table:table-cell>
          <table:table-cell office:value-type="float" office:value="-34.989">
            <text:p>-34.989</text:p>
          </table:table-cell>
          <table:table-cell office:value-type="float" office:value="138.015">
            <text:p>138.015</text:p>
          </table:table-cell>
          <table:table-cell office:value-type="float" office:value="1940.0">
            <text:p>1940.0</text:p>
          </table:table-cell>
          <table:table-cell office:value-type="float" office:value="90.0">
            <text:p>90.0</text:p>
          </table:table-cell>
          <table:table-cell office:value-type="string" office:value="Chlamys (E.) bifrons">
            <text:p>Chlamys (E.) bifron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3.75">
            <text:p>-33.7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CannEtal1988,MurrayWallaceEtal1993,BelperioEtal2002,LewisEtal2013">
            <text:p>CannEtal1988,MurrayWallaceEtal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CS-543">
            <text:p>CS-543</text:p>
          </table:table-cell>
          <table:table-cell office:value-type="float" office:value="-34.989">
            <text:p>-34.989</text:p>
          </table:table-cell>
          <table:table-cell office:value-type="float" office:value="138.015">
            <text:p>138.015</text:p>
          </table:table-cell>
          <table:table-cell office:value-type="float" office:value="5060.0">
            <text:p>5060.0</text:p>
          </table:table-cell>
          <table:table-cell office:value-type="float" office:value="77.0">
            <text:p>77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75">
            <text:p>WK-775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3180.0">
            <text:p>3180.0</text:p>
          </table:table-cell>
          <table:table-cell office:value-type="float" office:value="72.0">
            <text:p>72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5063595560468865">
            <text:p>0.5063595560468865</text:p>
          </table:table-cell>
          <table:table-cell office:value-type="float" office:value="0.5063595560468865">
            <text:p>0.506359556046886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76">
            <text:p>WK-776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4710.0">
            <text:p>4710.0</text:p>
          </table:table-cell>
          <table:table-cell office:value-type="float" office:value="72.0">
            <text:p>72.0</text:p>
          </table:table-cell>
          <table:table-cell office:value-type="string" office:value="Organics">
            <text:p>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635">
            <text:p>0.635</text:p>
          </table:table-cell>
          <table:table-cell office:value-type="float" office:value="0.5006246098625197">
            <text:p>0.5006246098625197</text:p>
          </table:table-cell>
          <table:table-cell office:value-type="float" office:value="0.5006246098625197">
            <text:p>0.5006246098625197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77">
            <text:p>WK-777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7140.0">
            <text:p>7140.0</text:p>
          </table:table-cell>
          <table:table-cell office:value-type="float" office:value="72.0">
            <text:p>72.0</text:p>
          </table:table-cell>
          <table:table-cell office:value-type="string" office:value="Organics">
            <text:p>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005">
            <text:p>0.005</text:p>
          </table:table-cell>
          <table:table-cell office:value-type="float" office:value="0.5012235030403104">
            <text:p>0.5012235030403104</text:p>
          </table:table-cell>
          <table:table-cell office:value-type="float" office:value="0.5012235030403104">
            <text:p>0.5012235030403104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78">
            <text:p>WK-778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750.0">
            <text:p>750.0</text:p>
          </table:table-cell>
          <table:table-cell office:value-type="float" office:value="61.0">
            <text:p>61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085">
            <text:p>-1.085</text:p>
          </table:table-cell>
          <table:table-cell office:value-type="float" office:value="0.8806957476904269">
            <text:p>0.8806957476904269</text:p>
          </table:table-cell>
          <table:table-cell office:value-type="float" office:value="0.8806957476904269">
            <text:p>0.8806957476904269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UA-2713">
            <text:p>SUA-2713</text:p>
          </table:table-cell>
          <table:table-cell office:value-type="float" office:value="-35.31">
            <text:p>-35.31</text:p>
          </table:table-cell>
          <table:table-cell office:value-type="float" office:value="138.238">
            <text:p>138.238</text:p>
          </table:table-cell>
          <table:table-cell office:value-type="float" office:value="9290.0">
            <text:p>9290.0</text:p>
          </table:table-cell>
          <table:table-cell office:value-type="float" office:value="100.0">
            <text:p>100.0</text:p>
          </table:table-cell>
          <table:table-cell office:value-type="string" office:value="B. rostratus">
            <text:p>B. rostratu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38.4">
            <text:p>-3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nnEtal1993,Belperio1993,BelperioEtal2002,LewisEtal2013">
            <text:p>CannEtal1993,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79">
            <text:p>WK-779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1270.0">
            <text:p>1270.0</text:p>
          </table:table-cell>
          <table:table-cell office:value-type="float" office:value="61.0">
            <text:p>61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875">
            <text:p>-0.875</text:p>
          </table:table-cell>
          <table:table-cell office:value-type="float" office:value="0.1312440474840669">
            <text:p>0.1312440474840669</text:p>
          </table:table-cell>
          <table:table-cell office:value-type="float" office:value="0.1312440474840669">
            <text:p>0.1312440474840669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81">
            <text:p>WK-781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4020.0">
            <text:p>4020.0</text:p>
          </table:table-cell>
          <table:table-cell office:value-type="float" office:value="104.0">
            <text:p>104.0</text:p>
          </table:table-cell>
          <table:table-cell office:value-type="string" office:value="Bulk Organic">
            <text:p>Bulk Organic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295">
            <text:p>0.295</text:p>
          </table:table-cell>
          <table:table-cell office:value-type="float" office:value="0.1312440474840669">
            <text:p>0.1312440474840669</text:p>
          </table:table-cell>
          <table:table-cell office:value-type="float" office:value="0.1312440474840669">
            <text:p>0.1312440474840669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82">
            <text:p>WK-782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6700.0">
            <text:p>6700.0</text:p>
          </table:table-cell>
          <table:table-cell office:value-type="float" office:value="94.0">
            <text:p>94.0</text:p>
          </table:table-cell>
          <table:table-cell office:value-type="string" office:value="Bulk Organic">
            <text:p>Bulk Organic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435">
            <text:p>1.435</text:p>
          </table:table-cell>
          <table:table-cell office:value-type="float" office:value="0.5006246098625197">
            <text:p>0.5006246098625197</text:p>
          </table:table-cell>
          <table:table-cell office:value-type="float" office:value="0.5006246098625197">
            <text:p>0.5006246098625197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UA-2710">
            <text:p>SUA-2710</text:p>
          </table:table-cell>
          <table:table-cell office:value-type="float" office:value="-35.31">
            <text:p>-35.31</text:p>
          </table:table-cell>
          <table:table-cell office:value-type="float" office:value="138.238">
            <text:p>138.238</text:p>
          </table:table-cell>
          <table:table-cell office:value-type="float" office:value="4730.0">
            <text:p>4730.0</text:p>
          </table:table-cell>
          <table:table-cell office:value-type="float" office:value="70.0">
            <text:p>70.0</text:p>
          </table:table-cell>
          <table:table-cell office:value-type="string" office:value="K. scalarina">
            <text:p>K. scalarin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6.7">
            <text:p>-36.7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CannEtal1993,BelperioEtal2002,LewisEtal2013">
            <text:p>CannEtal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83">
            <text:p>WK-783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6150.0">
            <text:p>6150.0</text:p>
          </table:table-cell>
          <table:table-cell office:value-type="float" office:value="197.0">
            <text:p>197.0</text:p>
          </table:table-cell>
          <table:table-cell office:value-type="string" office:value="Bulk Organic">
            <text:p>Bulk Organic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1.185">
            <text:p>1.185</text:p>
          </table:table-cell>
          <table:table-cell office:value-type="float" office:value="0.10307764064044153">
            <text:p>0.10307764064044153</text:p>
          </table:table-cell>
          <table:table-cell office:value-type="float" office:value="0.10307764064044153">
            <text:p>0.10307764064044153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UA-2711">
            <text:p>SUA-2711</text:p>
          </table:table-cell>
          <table:table-cell office:value-type="float" office:value="-35.31">
            <text:p>-35.31</text:p>
          </table:table-cell>
          <table:table-cell office:value-type="float" office:value="138.238">
            <text:p>138.238</text:p>
          </table:table-cell>
          <table:table-cell office:value-type="float" office:value="9390.0">
            <text:p>9390.0</text:p>
          </table:table-cell>
          <table:table-cell office:value-type="float" office:value="100.0">
            <text:p>100.0</text:p>
          </table:table-cell>
          <table:table-cell office:value-type="string" office:value="Brachiodontes">
            <text:p>Brachiodont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7.2">
            <text:p>-37.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CannEtal1993,Belperio1993,BelperioEtal2002,LewisEtal2013">
            <text:p>CannEtal1993,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UA-2712">
            <text:p>SUA-2712</text:p>
          </table:table-cell>
          <table:table-cell office:value-type="float" office:value="-35.31">
            <text:p>-35.31</text:p>
          </table:table-cell>
          <table:table-cell office:value-type="float" office:value="138.238">
            <text:p>138.238</text:p>
          </table:table-cell>
          <table:table-cell office:value-type="float" office:value="9460.0">
            <text:p>9460.0</text:p>
          </table:table-cell>
          <table:table-cell office:value-type="float" office:value="90.0">
            <text:p>90.0</text:p>
          </table:table-cell>
          <table:table-cell office:value-type="string" office:value="Fulvia tenuicostata">
            <text:p>Fulvia tenuicostat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7.6">
            <text:p>-37.6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CannEtal1993,Belperio1993,BelperioEtal2002,LewisEtal2013">
            <text:p>CannEtal1993,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80">
            <text:p>WK-780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6230.0">
            <text:p>6230.0</text:p>
          </table:table-cell>
          <table:table-cell office:value-type="float" office:value="130.0">
            <text:p>130.0</text:p>
          </table:table-cell>
          <table:table-cell office:value-type="string" office:value="Shell ">
            <text:p>Shell 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855">
            <text:p>-1.855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UA-2690">
            <text:p>SUA-2690</text:p>
          </table:table-cell>
          <table:table-cell office:value-type="float" office:value="-35.16">
            <text:p>-35.16</text:p>
          </table:table-cell>
          <table:table-cell office:value-type="float" office:value="138.02">
            <text:p>138.02</text:p>
          </table:table-cell>
          <table:table-cell office:value-type="float" office:value="3220.0">
            <text:p>3220.0</text:p>
          </table:table-cell>
          <table:table-cell office:value-type="float" office:value="83.0">
            <text:p>83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4.1">
            <text:p>-4.1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UA-2640">
            <text:p>SUA-2640</text:p>
          </table:table-cell>
          <table:table-cell office:value-type="float" office:value="-35.16">
            <text:p>-35.16</text:p>
          </table:table-cell>
          <table:table-cell office:value-type="float" office:value="138.02">
            <text:p>138.02</text:p>
          </table:table-cell>
          <table:table-cell office:value-type="float" office:value="2300.0">
            <text:p>2300.0</text:p>
          </table:table-cell>
          <table:table-cell office:value-type="float" office:value="61.0">
            <text:p>61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.15">
            <text:p>-3.1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86">
            <text:p>WK-786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3550.0">
            <text:p>3550.0</text:p>
          </table:table-cell>
          <table:table-cell office:value-type="float" office:value="72.0">
            <text:p>72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6635">
            <text:p>-0.6635</text:p>
          </table:table-cell>
          <table:table-cell office:value-type="float" office:value="0.5006246098625197">
            <text:p>0.5006246098625197</text:p>
          </table:table-cell>
          <table:table-cell office:value-type="float" office:value="0.5006246098625197">
            <text:p>0.5006246098625197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12">
            <text:p>WK-1112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1810.0">
            <text:p>1810.0</text:p>
          </table:table-cell>
          <table:table-cell office:value-type="float" office:value="49.0">
            <text:p>49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Beta-30178">
            <text:p>Beta-30178</text:p>
          </table:table-cell>
          <table:table-cell office:value-type="float" office:value="-35.16">
            <text:p>-35.16</text:p>
          </table:table-cell>
          <table:table-cell office:value-type="float" office:value="138.02">
            <text:p>138.02</text:p>
          </table:table-cell>
          <table:table-cell office:value-type="float" office:value="8250.0">
            <text:p>8250.0</text:p>
          </table:table-cell>
          <table:table-cell office:value-type="float" office:value="130.0">
            <text:p>130.0</text:p>
          </table:table-cell>
          <table:table-cell office:value-type="string" office:value="Chlamys (E.) bifrons">
            <text:p>Chlamys (E.) bifron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27.6">
            <text:p>-27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Beta-30179">
            <text:p>Beta-30179</text:p>
          </table:table-cell>
          <table:table-cell office:value-type="float" office:value="-35.16">
            <text:p>-35.16</text:p>
          </table:table-cell>
          <table:table-cell office:value-type="float" office:value="138.02">
            <text:p>138.02</text:p>
          </table:table-cell>
          <table:table-cell office:value-type="float" office:value="8910.0">
            <text:p>8910.0</text:p>
          </table:table-cell>
          <table:table-cell office:value-type="float" office:value="88.0">
            <text:p>88.0</text:p>
          </table:table-cell>
          <table:table-cell office:value-type="string" office:value="Ostrea angasi">
            <text:p>Ostrea angasi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32.9">
            <text:p>-32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Beta-30181">
            <text:p>Beta-30181</text:p>
          </table:table-cell>
          <table:table-cell office:value-type="float" office:value="-35.16">
            <text:p>-35.16</text:p>
          </table:table-cell>
          <table:table-cell office:value-type="float" office:value="138.02">
            <text:p>138.02</text:p>
          </table:table-cell>
          <table:table-cell office:value-type="float" office:value="9680.0">
            <text:p>9680.0</text:p>
          </table:table-cell>
          <table:table-cell office:value-type="float" office:value="182.0">
            <text:p>182.0</text:p>
          </table:table-cell>
          <table:table-cell office:value-type="string" office:value="Brachiodontes">
            <text:p>Brachiodont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40.6">
            <text:p>-40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13">
            <text:p>WK-913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3720.0">
            <text:p>3720.0</text:p>
          </table:table-cell>
          <table:table-cell office:value-type="float" office:value="61.0">
            <text:p>61.0</text:p>
          </table:table-cell>
          <table:table-cell office:value-type="string" office:value="Katelysia, Batillaria">
            <text:p>Katelysia, Batillari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74">
            <text:p>0.74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12">
            <text:p>WK-912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3310.0">
            <text:p>3310.0</text:p>
          </table:table-cell>
          <table:table-cell office:value-type="float" office:value="49.0">
            <text:p>49.0</text:p>
          </table:table-cell>
          <table:table-cell office:value-type="string" office:value="Katelysia, Anapella">
            <text:p>Katelysia, Anapell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655">
            <text:p>0.655</text:p>
          </table:table-cell>
          <table:table-cell office:value-type="float" office:value="0.5089449872039217">
            <text:p>0.5089449872039217</text:p>
          </table:table-cell>
          <table:table-cell office:value-type="float" office:value="0.5089449872039217">
            <text:p>0.5089449872039217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11">
            <text:p>WK-911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6550.0">
            <text:p>6550.0</text:p>
          </table:table-cell>
          <table:table-cell office:value-type="float" office:value="125.0">
            <text:p>125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19">
            <text:p>0.19</text:p>
          </table:table-cell>
          <table:table-cell office:value-type="float" office:value="0.14866068747318506">
            <text:p>0.14866068747318506</text:p>
          </table:table-cell>
          <table:table-cell office:value-type="float" office:value="0.14866068747318506">
            <text:p>0.14866068747318506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10">
            <text:p>WK-910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5820.0">
            <text:p>5820.0</text:p>
          </table:table-cell>
          <table:table-cell office:value-type="float" office:value="72.0">
            <text:p>72.0</text:p>
          </table:table-cell>
          <table:table-cell office:value-type="string" office:value="Katelysia, Ostrea">
            <text:p>Katelysia, Ostre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04">
            <text:p>-1.04</text:p>
          </table:table-cell>
          <table:table-cell office:value-type="float" office:value="0.12806248474865697">
            <text:p>0.12806248474865697</text:p>
          </table:table-cell>
          <table:table-cell office:value-type="float" office:value="0.12806248474865697">
            <text:p>0.12806248474865697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9">
            <text:p>WK-909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4100.0">
            <text:p>4100.0</text:p>
          </table:table-cell>
          <table:table-cell office:value-type="float" office:value="156.0">
            <text:p>156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87">
            <text:p>-0.87</text:p>
          </table:table-cell>
          <table:table-cell office:value-type="float" office:value="0.13453624047073712">
            <text:p>0.13453624047073712</text:p>
          </table:table-cell>
          <table:table-cell office:value-type="float" office:value="0.13453624047073712">
            <text:p>0.1345362404707371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8">
            <text:p>WK-908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3560.0">
            <text:p>3560.0</text:p>
          </table:table-cell>
          <table:table-cell office:value-type="float" office:value="61.0">
            <text:p>61.0</text:p>
          </table:table-cell>
          <table:table-cell office:value-type="string" office:value="Katelysia, Chlamys">
            <text:p>Katelysia, Chlamy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285">
            <text:p>-2.285</text:p>
          </table:table-cell>
          <table:table-cell office:value-type="float" office:value="0.11412712210513329">
            <text:p>0.11412712210513329</text:p>
          </table:table-cell>
          <table:table-cell office:value-type="float" office:value="0.11412712210513329">
            <text:p>0.11412712210513329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7">
            <text:p>WK-907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5490.0">
            <text:p>5490.0</text:p>
          </table:table-cell>
          <table:table-cell office:value-type="float" office:value="61.0">
            <text:p>61.0</text:p>
          </table:table-cell>
          <table:table-cell office:value-type="string" office:value="Brachiodontes">
            <text:p>Brachiodont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415">
            <text:p>-2.415</text:p>
          </table:table-cell>
          <table:table-cell office:value-type="float" office:value="0.17613914953808538">
            <text:p>0.17613914953808538</text:p>
          </table:table-cell>
          <table:table-cell office:value-type="float" office:value="0.17613914953808538">
            <text:p>0.17613914953808538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6">
            <text:p>WK-906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3850.0">
            <text:p>3850.0</text:p>
          </table:table-cell>
          <table:table-cell office:value-type="float" office:value="49.0">
            <text:p>49.0</text:p>
          </table:table-cell>
          <table:table-cell office:value-type="string" office:value="Ostrea angasi">
            <text:p>Ostrea angasi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525">
            <text:p>-2.525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85">
            <text:p>WK-785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2790.0">
            <text:p>2790.0</text:p>
          </table:table-cell>
          <table:table-cell office:value-type="float" office:value="61.0">
            <text:p>61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235">
            <text:p>0.235</text:p>
          </table:table-cell>
          <table:table-cell office:value-type="float" office:value="0.5012235030403104">
            <text:p>0.5012235030403104</text:p>
          </table:table-cell>
          <table:table-cell office:value-type="float" office:value="0.5012235030403104">
            <text:p>0.5012235030403104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5">
            <text:p>WK-905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910.0">
            <text:p>910.0</text:p>
          </table:table-cell>
          <table:table-cell office:value-type="float" office:value="125.0">
            <text:p>125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7">
            <text:p>-0.7</text:p>
          </table:table-cell>
          <table:table-cell office:value-type="float" office:value="0.17204650534085256">
            <text:p>0.17204650534085256</text:p>
          </table:table-cell>
          <table:table-cell office:value-type="float" office:value="0.17204650534085256">
            <text:p>0.17204650534085256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3">
            <text:p>WK-903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4300.0">
            <text:p>4300.0</text:p>
          </table:table-cell>
          <table:table-cell office:value-type="float" office:value="61.0">
            <text:p>61.0</text:p>
          </table:table-cell>
          <table:table-cell office:value-type="string" office:value="Mixed bivalves">
            <text:p>Mixed bivalv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655">
            <text:p>1.655</text:p>
          </table:table-cell>
          <table:table-cell office:value-type="float" office:value="0.5071735403192875">
            <text:p>0.5071735403192875</text:p>
          </table:table-cell>
          <table:table-cell office:value-type="float" office:value="0.5071735403192875">
            <text:p>0.507173540319287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2">
            <text:p>WK-902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7000.0">
            <text:p>7000.0</text:p>
          </table:table-cell>
          <table:table-cell office:value-type="float" office:value="72.0">
            <text:p>72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1.46">
            <text:p>1.46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1">
            <text:p>WK-901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4220.0">
            <text:p>4220.0</text:p>
          </table:table-cell>
          <table:table-cell office:value-type="float" office:value="61.0">
            <text:p>61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28">
            <text:p>1.28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0">
            <text:p>WK-900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6360.0">
            <text:p>6360.0</text:p>
          </table:table-cell>
          <table:table-cell office:value-type="float" office:value="83.0">
            <text:p>83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2.28">
            <text:p>2.28</text:p>
          </table:table-cell>
          <table:table-cell office:value-type="float" office:value="0.12806248474865697">
            <text:p>0.12806248474865697</text:p>
          </table:table-cell>
          <table:table-cell office:value-type="float" office:value="0.12806248474865697">
            <text:p>0.12806248474865697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899">
            <text:p>WK-899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4250.0">
            <text:p>4250.0</text:p>
          </table:table-cell>
          <table:table-cell office:value-type="float" office:value="61.0">
            <text:p>61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85">
            <text:p>2.8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898">
            <text:p>WK-898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2020.0">
            <text:p>2020.0</text:p>
          </table:table-cell>
          <table:table-cell office:value-type="float" office:value="50.0">
            <text:p>5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">
            <text:p>-0.4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897">
            <text:p>WK-897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3910.0">
            <text:p>3910.0</text:p>
          </table:table-cell>
          <table:table-cell office:value-type="float" office:value="77.0">
            <text:p>77.0</text:p>
          </table:table-cell>
          <table:table-cell office:value-type="string" office:value="Anapella, Katelysia">
            <text:p>Anapella, Katelysi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78">
            <text:p>2.7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896">
            <text:p>WK-896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2720.0">
            <text:p>2720.0</text:p>
          </table:table-cell>
          <table:table-cell office:value-type="float" office:value="49.0">
            <text:p>49.0</text:p>
          </table:table-cell>
          <table:table-cell office:value-type="string" office:value="Anapella, Katelysia">
            <text:p>Anapella, Katelysi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06">
            <text:p>2.0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895">
            <text:p>WK-895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2720.0">
            <text:p>2720.0</text:p>
          </table:table-cell>
          <table:table-cell office:value-type="float" office:value="49.0">
            <text:p>49.0</text:p>
          </table:table-cell>
          <table:table-cell office:value-type="string" office:value="Anapella cycladea">
            <text:p>Anapella cyclade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99">
            <text:p>0.9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88">
            <text:p>WK-788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5690.0">
            <text:p>5690.0</text:p>
          </table:table-cell>
          <table:table-cell office:value-type="float" office:value="72.0">
            <text:p>72.0</text:p>
          </table:table-cell>
          <table:table-cell office:value-type="string" office:value="Ostrea angasi">
            <text:p>Ostrea angasi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91">
            <text:p>-2.91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787">
            <text:p>WK-787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4320.0">
            <text:p>4320.0</text:p>
          </table:table-cell>
          <table:table-cell office:value-type="float" office:value="136.0">
            <text:p>136.0</text:p>
          </table:table-cell>
          <table:table-cell office:value-type="string" office:value="Phasianella australis">
            <text:p>Phasianella australi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79">
            <text:p>-0.79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CS-560">
            <text:p>CS-560</text:p>
          </table:table-cell>
          <table:table-cell office:value-type="float" office:value="-34.7">
            <text:p>-34.7</text:p>
          </table:table-cell>
          <table:table-cell office:value-type="float" office:value="138.44">
            <text:p>138.44</text:p>
          </table:table-cell>
          <table:table-cell office:value-type="float" office:value="4650.0">
            <text:p>4650.0</text:p>
          </table:table-cell>
          <table:table-cell office:value-type="float" office:value="88.0">
            <text:p>88.0</text:p>
          </table:table-cell>
          <table:table-cell office:value-type="string" office:value="Mixed bivalves">
            <text:p>Mixed bivalv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42">
            <text:p>-2.4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904">
            <text:p>WK-904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6760.0">
            <text:p>6760.0</text:p>
          </table:table-cell>
          <table:table-cell office:value-type="float" office:value="136.0">
            <text:p>136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2.185">
            <text:p>2.185</text:p>
          </table:table-cell>
          <table:table-cell office:value-type="float" office:value="0.1312440474840669">
            <text:p>0.1312440474840669</text:p>
          </table:table-cell>
          <table:table-cell office:value-type="float" office:value="0.1312440474840669">
            <text:p>0.1312440474840669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CS-561">
            <text:p>CS-561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2920.0">
            <text:p>2920.0</text:p>
          </table:table-cell>
          <table:table-cell office:value-type="float" office:value="88.0">
            <text:p>88.0</text:p>
          </table:table-cell>
          <table:table-cell office:value-type="string" office:value="Katelysia sp. ">
            <text:p>Katelysia sp. 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76">
            <text:p>2.7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CS-559">
            <text:p>CS-559</text:p>
          </table:table-cell>
          <table:table-cell office:value-type="float" office:value="-34.847">
            <text:p>-34.847</text:p>
          </table:table-cell>
          <table:table-cell office:value-type="float" office:value="138.249">
            <text:p>138.249</text:p>
          </table:table-cell>
          <table:table-cell office:value-type="float" office:value="2560.0">
            <text:p>2560.0</text:p>
          </table:table-cell>
          <table:table-cell office:value-type="float" office:value="88.0">
            <text:p>88.0</text:p>
          </table:table-cell>
          <table:table-cell office:value-type="string" office:value="Chlamys (E.) bifrons">
            <text:p>Chlamys (E.) bifron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1.8">
            <text:p>-21.8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CS-563">
            <text:p>CS-563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4480.0">
            <text:p>4480.0</text:p>
          </table:table-cell>
          <table:table-cell office:value-type="float" office:value="88.0">
            <text:p>88.0</text:p>
          </table:table-cell>
          <table:table-cell office:value-type="string" office:value="Nerita">
            <text:p>Nerit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tVincent-01">
            <text:p>StVincent-01</text:p>
          </table:table-cell>
          <table:table-cell office:value-type="float" office:value="-35.16">
            <text:p>-35.16</text:p>
          </table:table-cell>
          <table:table-cell office:value-type="float" office:value="138.02">
            <text:p>138.02</text:p>
          </table:table-cell>
          <table:table-cell office:value-type="float" office:value="1880.0">
            <text:p>1880.0</text:p>
          </table:table-cell>
          <table:table-cell office:value-type="float" office:value="125.0">
            <text:p>125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4.25">
            <text:p>-4.2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tVincent-02">
            <text:p>StVincent-02</text:p>
          </table:table-cell>
          <table:table-cell office:value-type="float" office:value="-35.16">
            <text:p>-35.16</text:p>
          </table:table-cell>
          <table:table-cell office:value-type="float" office:value="138.02">
            <text:p>138.02</text:p>
          </table:table-cell>
          <table:table-cell office:value-type="float" office:value="1210.0">
            <text:p>1210.0</text:p>
          </table:table-cell>
          <table:table-cell office:value-type="float" office:value="83.0">
            <text:p>83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43">
            <text:p>-2.43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tVincent-03">
            <text:p>StVincent-03</text:p>
          </table:table-cell>
          <table:table-cell office:value-type="float" office:value="-35.16">
            <text:p>-35.16</text:p>
          </table:table-cell>
          <table:table-cell office:value-type="float" office:value="138.02">
            <text:p>138.02</text:p>
          </table:table-cell>
          <table:table-cell office:value-type="float" office:value="2390.0">
            <text:p>2390.0</text:p>
          </table:table-cell>
          <table:table-cell office:value-type="float" office:value="248.0">
            <text:p>248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9">
            <text:p>-1.9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75">
            <text:p>WK-1975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260.0">
            <text:p>260.0</text:p>
          </table:table-cell>
          <table:table-cell office:value-type="float" office:value="50.0">
            <text:p>50.0</text:p>
          </table:table-cell>
          <table:table-cell office:value-type="string" office:value="Mangrove peat">
            <text:p>Mangrove 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74">
            <text:p>WK-1974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3780.0">
            <text:p>3780.0</text:p>
          </table:table-cell>
          <table:table-cell office:value-type="float" office:value="61.0">
            <text:p>61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CS-562">
            <text:p>CS-562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3960.0">
            <text:p>3960.0</text:p>
          </table:table-cell>
          <table:table-cell office:value-type="float" office:value="88.0">
            <text:p>88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24">
            <text:p>0.24</text:p>
          </table:table-cell>
          <table:table-cell office:value-type="float" office:value="0.10198039027185571">
            <text:p>0.10198039027185571</text:p>
          </table:table-cell>
          <table:table-cell office:value-type="float" office:value="0.10198039027185571">
            <text:p>0.1019803902718557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69">
            <text:p>WK-1969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7700.0">
            <text:p>7700.0</text:p>
          </table:table-cell>
          <table:table-cell office:value-type="float" office:value="72.0">
            <text:p>72.0</text:p>
          </table:table-cell>
          <table:table-cell office:value-type="string" office:value="Katelysia, Anapella">
            <text:p>Katelysia, Anapell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06000000000000005">
            <text:p>0.0600000000000000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68">
            <text:p>WK-1968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7190.0">
            <text:p>7190.0</text:p>
          </table:table-cell>
          <table:table-cell office:value-type="float" office:value="61.0">
            <text:p>61.0</text:p>
          </table:table-cell>
          <table:table-cell office:value-type="string" office:value="Disseminated organics">
            <text:p>Disseminated 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1.66">
            <text:p>-1.66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25">
            <text:p>WK-1125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2190.0">
            <text:p>2190.0</text:p>
          </table:table-cell>
          <table:table-cell office:value-type="float" office:value="49.0">
            <text:p>49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24">
            <text:p>WK-1124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4420.0">
            <text:p>4420.0</text:p>
          </table:table-cell>
          <table:table-cell office:value-type="float" office:value="77.0">
            <text:p>77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105">
            <text:p>0.105</text:p>
          </table:table-cell>
          <table:table-cell office:value-type="float" office:value="0.5020209158989295">
            <text:p>0.5020209158989295</text:p>
          </table:table-cell>
          <table:table-cell office:value-type="float" office:value="0.5020209158989295">
            <text:p>0.502020915898929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76">
            <text:p>WK-1976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3480.0">
            <text:p>3480.0</text:p>
          </table:table-cell>
          <table:table-cell office:value-type="float" office:value="49.0">
            <text:p>49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17">
            <text:p>-0.1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23">
            <text:p>WK-1123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2810.0">
            <text:p>2810.0</text:p>
          </table:table-cell>
          <table:table-cell office:value-type="float" office:value="49.0">
            <text:p>49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21">
            <text:p>WK-1121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4070.0">
            <text:p>4070.0</text:p>
          </table:table-cell>
          <table:table-cell office:value-type="float" office:value="72.0">
            <text:p>72.0</text:p>
          </table:table-cell>
          <table:table-cell office:value-type="string" office:value="Katelysia, Bulla botanica">
            <text:p>Katelysia, Bulla botanic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37">
            <text:p>0.37</text:p>
          </table:table-cell>
          <table:table-cell office:value-type="float" office:value="0.1044030650891055">
            <text:p>0.1044030650891055</text:p>
          </table:table-cell>
          <table:table-cell office:value-type="float" office:value="0.1044030650891055">
            <text:p>0.104403065089105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20">
            <text:p>WK-1120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1240.0">
            <text:p>1240.0</text:p>
          </table:table-cell>
          <table:table-cell office:value-type="float" office:value="60.0">
            <text:p>60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5">
            <text:p>-0.445</text:p>
          </table:table-cell>
          <table:table-cell office:value-type="float" office:value="0.5002249493977684">
            <text:p>0.5002249493977684</text:p>
          </table:table-cell>
          <table:table-cell office:value-type="float" office:value="0.5002249493977684">
            <text:p>0.5002249493977684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19">
            <text:p>WK-1119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3860.0">
            <text:p>3860.0</text:p>
          </table:table-cell>
          <table:table-cell office:value-type="float" office:value="61.0">
            <text:p>61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03499999999999992">
            <text:p>-0.03499999999999992</text:p>
          </table:table-cell>
          <table:table-cell office:value-type="float" office:value="0.5030159043211259">
            <text:p>0.5030159043211259</text:p>
          </table:table-cell>
          <table:table-cell office:value-type="float" office:value="0.5030159043211259">
            <text:p>0.5030159043211259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18">
            <text:p>WK-1118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7270.0">
            <text:p>7270.0</text:p>
          </table:table-cell>
          <table:table-cell office:value-type="float" office:value="237.0">
            <text:p>237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27">
            <text:p>-1.27</text:p>
          </table:table-cell>
          <table:table-cell office:value-type="float" office:value="0.1044030650891055">
            <text:p>0.1044030650891055</text:p>
          </table:table-cell>
          <table:table-cell office:value-type="float" office:value="0.1044030650891055">
            <text:p>0.104403065089105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17">
            <text:p>WK-1117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7520.0">
            <text:p>7520.0</text:p>
          </table:table-cell>
          <table:table-cell office:value-type="float" office:value="449.0">
            <text:p>449.0</text:p>
          </table:table-cell>
          <table:table-cell office:value-type="string" office:value="Fibre and organics">
            <text:p>Fibre and 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3.14">
            <text:p>-3.14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16">
            <text:p>WK-1116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3780.0">
            <text:p>3780.0</text:p>
          </table:table-cell>
          <table:table-cell office:value-type="float" office:value="61.0">
            <text:p>61.0</text:p>
          </table:table-cell>
          <table:table-cell office:value-type="string" office:value="Anapella cycladea">
            <text:p>Anapella cyclade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15">
            <text:p>WK-1115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2970.0">
            <text:p>2970.0</text:p>
          </table:table-cell>
          <table:table-cell office:value-type="float" office:value="61.0">
            <text:p>61.0</text:p>
          </table:table-cell>
          <table:table-cell office:value-type="string" office:value="Anapella cycladea">
            <text:p>Anapella cyclade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14">
            <text:p>WK-1114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2690.0">
            <text:p>2690.0</text:p>
          </table:table-cell>
          <table:table-cell office:value-type="float" office:value="61.0">
            <text:p>61.0</text:p>
          </table:table-cell>
          <table:table-cell office:value-type="string" office:value="Anapella cycladea">
            <text:p>Anapella cyclade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13">
            <text:p>WK-1113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1310.0">
            <text:p>1310.0</text:p>
          </table:table-cell>
          <table:table-cell office:value-type="float" office:value="61.0">
            <text:p>61.0</text:p>
          </table:table-cell>
          <table:table-cell office:value-type="string" office:value="Anapella cycladea">
            <text:p>Anapella cyclade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SUA-2408">
            <text:p>SUA-2408</text:p>
          </table:table-cell>
          <table:table-cell office:value-type="float" office:value="-34.66">
            <text:p>-34.66</text:p>
          </table:table-cell>
          <table:table-cell office:value-type="float" office:value="138.45">
            <text:p>138.45</text:p>
          </table:table-cell>
          <table:table-cell office:value-type="float" office:value="7000.0">
            <text:p>7000.0</text:p>
          </table:table-cell>
          <table:table-cell office:value-type="float" office:value="268.0">
            <text:p>268.0</text:p>
          </table:table-cell>
          <table:table-cell office:value-type="string" office:value="Organic mud">
            <text:p>Organic mud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122">
            <text:p>WK-1122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4070.0">
            <text:p>4070.0</text:p>
          </table:table-cell>
          <table:table-cell office:value-type="float" office:value="72.0">
            <text:p>72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115">
            <text:p>1.115</text:p>
          </table:table-cell>
          <table:table-cell office:value-type="float" office:value="0.5055937104039171">
            <text:p>0.5055937104039171</text:p>
          </table:table-cell>
          <table:table-cell office:value-type="float" office:value="0.5055937104039171">
            <text:p>0.505593710403917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77">
            <text:p>WK-1977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530.0">
            <text:p>530.0</text:p>
          </table:table-cell>
          <table:table-cell office:value-type="float" office:value="50.0">
            <text:p>50.0</text:p>
          </table:table-cell>
          <table:table-cell office:value-type="string" office:value="Mangrove peat">
            <text:p>Mangrove 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71">
            <text:p>WK-1971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2140.0">
            <text:p>2140.0</text:p>
          </table:table-cell>
          <table:table-cell office:value-type="float" office:value="100.0">
            <text:p>100.0</text:p>
          </table:table-cell>
          <table:table-cell office:value-type="string" office:value="Mangrove organics">
            <text:p>Mangrove organic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CS-568">
            <text:p>CS-568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7060.0">
            <text:p>7060.0</text:p>
          </table:table-cell>
          <table:table-cell office:value-type="float" office:value="136.0">
            <text:p>136.0</text:p>
          </table:table-cell>
          <table:table-cell office:value-type="string" office:value="Organic mud">
            <text:p>Organic mud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CS-564">
            <text:p>CS-564</text:p>
          </table:table-cell>
          <table:table-cell office:value-type="float" office:value="-34.2">
            <text:p>-34.2</text:p>
          </table:table-cell>
          <table:table-cell office:value-type="float" office:value="138.1">
            <text:p>138.1</text:p>
          </table:table-cell>
          <table:table-cell office:value-type="float" office:value="4240.0">
            <text:p>4240.0</text:p>
          </table:table-cell>
          <table:table-cell office:value-type="float" office:value="99.0">
            <text:p>99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78">
            <text:p>WK-1978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3130.0">
            <text:p>3130.0</text:p>
          </table:table-cell>
          <table:table-cell office:value-type="float" office:value="49.0">
            <text:p>49.0</text:p>
          </table:table-cell>
          <table:table-cell office:value-type="string" office:value="Katelysia, Tellina">
            <text:p>Katelysia, Tellin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2144">
            <text:p>WK-2144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3730.0">
            <text:p>3730.0</text:p>
          </table:table-cell>
          <table:table-cell office:value-type="float" office:value="61.0">
            <text:p>61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13">
            <text:p>1.1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2143">
            <text:p>WK-2143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6400.0">
            <text:p>6400.0</text:p>
          </table:table-cell>
          <table:table-cell office:value-type="float" office:value="72.0">
            <text:p>72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42">
            <text:p>1.4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2142">
            <text:p>WK-2142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6130.0">
            <text:p>6130.0</text:p>
          </table:table-cell>
          <table:table-cell office:value-type="float" office:value="72.0">
            <text:p>72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32">
            <text:p>1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81">
            <text:p>WK-1981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3820.0">
            <text:p>3820.0</text:p>
          </table:table-cell>
          <table:table-cell office:value-type="float" office:value="61.0">
            <text:p>61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2">
            <text:p>0.4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80">
            <text:p>WK-1980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710.0">
            <text:p>710.0</text:p>
          </table:table-cell>
          <table:table-cell office:value-type="float" office:value="60.0">
            <text:p>60.0</text:p>
          </table:table-cell>
          <table:table-cell office:value-type="string" office:value="Mangrove peat">
            <text:p>Mangrove 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ANU-2907">
            <text:p>ANU-2907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6890.0">
            <text:p>6890.0</text:p>
          </table:table-cell>
          <table:table-cell office:value-type="float" office:value="83.0">
            <text:p>83.0</text:p>
          </table:table-cell>
          <table:table-cell office:value-type="string" office:value="Samphire, seagrass">
            <text:p>Samphire, seagrass</text:p>
          </table:table-cell>
          <table:table-cell office:value-type="string" office:value="mixed,terrestrial_sh,0.5">
            <text:p>mixed,terrestrial_sh,0.5</text:p>
          </table:table-cell>
          <table:table-cell office:value-type="string" office:value="-83.0">
            <text:p>-83.0</text:p>
          </table:table-cell>
          <table:table-cell office:value-type="string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1.855">
            <text:p>-1.855</text:p>
          </table:table-cell>
          <table:table-cell office:value-type="float" office:value="0.10307764064044153">
            <text:p>0.10307764064044153</text:p>
          </table:table-cell>
          <table:table-cell office:value-type="float" office:value="0.10307764064044153">
            <text:p>0.10307764064044153</text:p>
          </table:table-cell>
          <table:table-cell office:value-type="string" office:value="BelperioEtal1983,BelperioEtal2002,LewisEtal2013">
            <text:p>BelperioEtal1983,BelperioEtal2002,LewisEtal2013</text:p>
          </table:table-cell>
        </table:table-row>
        <table:table-row>
          <table:table-cell office:value-type="string" office:value="Gulf_St_Vincent">
            <text:p>Gulf_St_Vincent</text:p>
          </table:table-cell>
          <table:table-cell office:value-type="string" office:value="radiocarbon">
            <text:p>radiocarbon</text:p>
          </table:table-cell>
          <table:table-cell office:value-type="string" office:value="WK-1979">
            <text:p>WK-1979</text:p>
          </table:table-cell>
          <table:table-cell office:value-type="float" office:value="-34.82">
            <text:p>-34.82</text:p>
          </table:table-cell>
          <table:table-cell office:value-type="float" office:value="138.53">
            <text:p>138.53</text:p>
          </table:table-cell>
          <table:table-cell office:value-type="float" office:value="6490.0">
            <text:p>6490.0</text:p>
          </table:table-cell>
          <table:table-cell office:value-type="float" office:value="60.0">
            <text:p>60.0</text:p>
          </table:table-cell>
          <table:table-cell office:value-type="string" office:value="Mangrove peat">
            <text:p>Mangrove 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perio1993,BelperioEtal2002,LewisEtal2013">
            <text:p>Belperio1993,BelperioEtal2002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